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8pt" officeooo:rsid="000ae689" officeooo:paragraph-rsid="000ae689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6pt" officeooo:rsid="000ae689" officeooo:paragraph-rsid="000ae689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0b3e48" officeooo:paragraph-rsid="000c92de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0c92de" officeooo:paragraph-rsid="000c92de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0d2899" officeooo:paragraph-rsid="000d2899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0d2899" officeooo:paragraph-rsid="000d5f39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0d5f39" officeooo:paragraph-rsid="000ea3e0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0ea3e0" officeooo:paragraph-rsid="000ea3e0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4pt" officeooo:rsid="000b3e48" officeooo:paragraph-rsid="000c92de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0c92de" officeooo:paragraph-rsid="000c92de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0d2899" officeooo:paragraph-rsid="000d5f39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0d5f39" officeooo:paragraph-rsid="000ea3e0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0d2899" officeooo:paragraph-rsid="000d2899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rsid="000d2899" officeooo:paragraph-rsid="000d5f39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officeooo:rsid="000ea3e0" officeooo:paragraph-rsid="000ea3e0" style:font-size-asian="12.25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font-size="14pt" officeooo:rsid="000c92de" officeooo:paragraph-rsid="000c92de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fo:font-size="14pt" officeooo:paragraph-rsid="000c92de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fo:font-size="14pt" fo:font-weight="bold" officeooo:rsid="000c92de" officeooo:paragraph-rsid="000c92de" style:font-size-asian="14pt" style:font-weight-asian="bold" style:font-size-complex="14pt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4pt" officeooo:rsid="000d2899" officeooo:paragraph-rsid="000d5f39" style:font-size-asian="14pt" style:font-size-complex="14pt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4pt" officeooo:rsid="000d5f39" officeooo:paragraph-rsid="000d5f39" style:font-size-asian="14pt" style:font-size-complex="14pt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4pt" officeooo:rsid="000d5f39" officeooo:paragraph-rsid="000ea3e0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fo:font-size="26pt" officeooo:rsid="0013fc79" officeooo:paragraph-rsid="0013fc79" style:font-size-asian="26pt" style:font-size-complex="26pt"/>
    </style:style>
    <style:style style:name="P24" style:family="paragraph" style:parent-style-name="Standard">
      <style:paragraph-properties fo:text-align="start" style:justify-single-word="false"/>
      <style:text-properties fo:font-size="16pt" officeooo:rsid="000ae689" officeooo:paragraph-rsid="000ae689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3fc79" style:font-size-asian="16pt" style:font-size-complex="16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d2899"/>
    </style:style>
    <style:style style:name="T5" style:family="text">
      <style:text-properties style:text-position="super 58%"/>
    </style:style>
    <style:style style:name="T6" style:family="text">
      <style:text-properties officeooo:rsid="000d5f39"/>
    </style:style>
    <style:style style:name="T7" style:family="text">
      <style:text-properties officeooo:rsid="000ea3e0"/>
    </style:style>
    <style:style style:name="T8" style:family="text">
      <style:text-properties style:font-size-asian="14pt"/>
    </style:style>
    <style:style style:name="T9" style:family="text">
      <style:text-properties officeooo:rsid="0013fc79"/>
    </style:style>
    <style:style style:name="T10" style:family="text">
      <style:text-properties officeooo:rsid="001575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Aishwaya D.P</text:p>
      <text:p text:style-name="P1"/>
      <text:p text:style-name="P2"><text:a xlink:type="simple" xlink:href="mailto:mokshithnaikputtur@gmail.com" text:style-name="Internet_20_link" text:visited-style-name="Visited_20_Internet_20_Link"/></text:p>
      <text:p text:style-name="P2">Name: <text:span text:style-name="T9">Aishwarya D.P</text:span></text:p>
      <text:p text:style-name="P1"><text:span text:style-name="T1">Email: </text:span><text:span text:style-name="T2">aishgowda619@gmail.com</text:span></text:p>
      <text:p text:style-name="P2">Address: <text:span text:style-name="T9">Davagodu ,Ginikal,kunchebyllu(p),sringeri</text:span><text:span text:style-name="T10">(tq) ,</text:span></text:p>
      <text:p text:style-name="P2"><text:tab/> <text:s text:c="6"/></text:p>
      <text:p text:style-name="P2">Contact number: 7349712821</text:p>
      <text:p text:style-name="P3">Objective: </text:p>
      <text:p text:style-name="P3"/>
      <text:p text:style-name="P9">I am good with java programming language as I have completed 2 project.</text:p>
      <text:p text:style-name="P10">To be a part of your company and grow together with you.</text:p>
      <text:p text:style-name="P10"/>
      <text:p text:style-name="P4">Qualification:</text:p>
      <text:p text:style-name="P4"/>
      <table:table table:name="Table1" table:style-name="Table1">
        <table:table-column table:style-name="Table1.A" table:number-columns-repeated="3"/>
        <table:table-row table:style-name="TableLine94414827743248">
          <table:table-cell table:style-name="Table1.A1" office:value-type="string">
            <text:p text:style-name="P16">COURSE</text:p>
          </table:table-cell>
          <table:table-cell table:style-name="Table1.A1" office:value-type="string">
            <text:p text:style-name="P16">PERCENTILE</text:p>
          </table:table-cell>
          <table:table-cell table:style-name="Table1.C1" office:value-type="string">
            <text:p text:style-name="P16">CLASS</text:p>
          </table:table-cell>
        </table:table-row>
        <table:table-row table:style-name="TableLine94414827807232">
          <table:table-cell table:style-name="Table1.A2" office:value-type="string">
            <text:p text:style-name="P16">MCA</text:p>
          </table:table-cell>
          <table:table-cell table:style-name="Table1.A2" office:value-type="string">
            <text:p text:style-name="P17">----------</text:p>
          </table:table-cell>
          <table:table-cell table:style-name="Table1.C2" office:value-type="string">
            <text:p text:style-name="P18">----------</text:p>
          </table:table-cell>
        </table:table-row>
        <table:table-row table:style-name="TableLine94414827808704">
          <table:table-cell table:style-name="Table1.A2" office:value-type="string">
            <text:p text:style-name="P16">BCA</text:p>
          </table:table-cell>
          <table:table-cell table:style-name="Table1.A2" office:value-type="string">
            <text:p text:style-name="P16">90</text:p>
          </table:table-cell>
          <table:table-cell table:style-name="Table1.C2" office:value-type="string">
            <text:p text:style-name="P16">DISTINCTION</text:p>
          </table:table-cell>
        </table:table-row>
        <table:table-row table:style-name="TableLine94414827809504">
          <table:table-cell table:style-name="Table1.A2" office:value-type="string">
            <text:p text:style-name="P16">PUC</text:p>
          </table:table-cell>
          <table:table-cell table:style-name="Table1.A2" office:value-type="string">
            <text:p text:style-name="P16">95</text:p>
          </table:table-cell>
          <table:table-cell table:style-name="Table1.C2" office:value-type="string">
            <text:p text:style-name="P16">DISTINCTION</text:p>
          </table:table-cell>
        </table:table-row>
        <table:table-row table:style-name="TableLine94414827810352">
          <table:table-cell table:style-name="Table1.A2" office:value-type="string">
            <text:p text:style-name="P16">SSLC</text:p>
          </table:table-cell>
          <table:table-cell table:style-name="Table1.A2" office:value-type="string">
            <text:p text:style-name="P16">89</text:p>
          </table:table-cell>
          <table:table-cell table:style-name="Table1.C2" office:value-type="string">
            <text:p text:style-name="P19"><text:span text:style-name="T3">DISTINCTION</text:span> </text:p>
          </table:table-cell>
        </table:table-row>
      </table:table>
      <text:p text:style-name="P4"><text:line-break/><text:span text:style-name="T4">Technical </text:span>Skills:</text:p>
      <text:p text:style-name="P13"/>
      <text:p text:style-name="P13"><text:span text:style-name="T1">Front-end:</text:span> <text:span text:style-name="T8">HTML, CSS, JavaScript.</text:span></text:p>
      <text:p text:style-name="P13"><text:span text:style-name="T1">Back-end:</text:span> Node JS, SQL</text:p>
      <text:p text:style-name="P13"/>
      <text:p text:style-name="P5">Description:</text:p>
      <text:p text:style-name="P6"/>
      <text:list xml:id="list3325194863" text:style-name="L1">
        <text:list-item>
          <text:p text:style-name="P20">In MCA I have done a project in 2<text:span text:style-name="T5">nd</text:span> semester <text:span text:style-name="T6">which focused on web development.</text:span></text:p>
        </text:list-item>
        <text:list-item>
          <text:p text:style-name="P21">Project focus is on converting code present in the image to code.</text:p>
        </text:list-item>
        <text:list-item>
          <text:p text:style-name="P21">In BCA I took up a project which is a combination of android and web development.</text:p>
        </text:list-item>
        <text:list-item>
          <text:p text:style-name="P22">Project is focused on helping restuarant owners <text:span text:style-name="T7">to digitally manage their restaurant.</text:span></text:p>
        </text:list-item>
      </text:list>
      <text:p text:style-name="P12"/>
      <text:p text:style-name="P7"><text:span text:style-name="T7">Certificate:</text:span> </text:p>
      <text:p text:style-name="P14"/>
      <text:p text:style-name="P11"><text:s/><text:span text:style-name="T7">Python course</text:span></text:p>
      <text:p text:style-name="P8"><text:soft-page-break/></text:p>
      <text:p text:style-name="P8">Hobbies:</text:p>
      <text:p text:style-name="P15"/>
      <text:p text:style-name="P15">Reading Novel, Listening JPOP.</text:p>
      <text:p text:style-name="P15"/>
      <text:p text:style-name="P8">Language:</text:p>
      <text:p text:style-name="P15"/>
      <text:p text:style-name="P15">English, Kannada, Tulu, Hindi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2T14:04:48.922899226</meta:creation-date>
    <dc:date>2022-07-15T13:54:19.662002448</dc:date>
    <meta:editing-duration>PT42M31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2" meta:paragraph-count="39" meta:word-count="139" meta:character-count="898" meta:non-whitespace-character-count="788"/>
  </office:meta>
</office:document-meta>
</file>